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EB Garamond 12" svg:font-family="'EB Garamond 12'"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9ff79" officeooo:paragraph-rsid="0019ff79"/>
    </style:style>
    <style:style style:name="P2" style:family="paragraph" style:parent-style-name="Standard">
      <style:text-properties fo:font-size="11pt" fo:font-weight="normal" officeooo:rsid="0019ff79" officeooo:paragraph-rsid="0019ff79" style:font-size-asian="9.60000038146973pt" style:font-weight-asian="normal" style:font-size-complex="11pt" style:font-weight-complex="normal"/>
    </style:style>
    <style:style style:name="P3" style:family="paragraph" style:parent-style-name="Standard">
      <style:text-properties fo:font-size="11pt" fo:font-weight="normal" officeooo:rsid="001aeb5d" officeooo:paragraph-rsid="001aeb5d" style:font-size-asian="9.60000038146973pt" style:font-weight-asian="normal" style:font-size-complex="11pt" style:font-weight-complex="normal"/>
    </style:style>
    <style:style style:name="P4" style:family="paragraph" style:parent-style-name="Standard">
      <style:text-properties fo:font-size="11pt" fo:font-weight="normal" officeooo:rsid="001c8731" officeooo:paragraph-rsid="001df200" style:font-size-asian="9.60000038146973pt" style:font-weight-asian="normal" style:font-size-complex="11pt" style:font-weight-complex="normal"/>
    </style:style>
    <style:style style:name="P5" style:family="paragraph" style:parent-style-name="Standard">
      <style:text-properties fo:font-size="11pt" fo:font-style="italic" style:text-underline-style="none" fo:font-weight="bold" officeooo:rsid="001df200" officeooo:paragraph-rsid="001df200" style:font-size-asian="9.60000038146973pt" style:font-style-asian="italic" style:font-weight-asian="bold" style:font-size-complex="11pt" style:font-style-complex="italic" style:font-weight-complex="bold"/>
    </style:style>
    <style:style style:name="P6" style:family="paragraph" style:parent-style-name="Standard">
      <style:text-properties fo:font-size="11pt" fo:font-style="italic" style:text-underline-style="none" fo:font-weight="bold" officeooo:rsid="001f2756" officeooo:paragraph-rsid="001f2756" style:font-size-asian="9.60000038146973pt" style:font-style-asian="italic" style:font-weight-asian="bold" style:font-size-complex="11pt" style:font-style-complex="italic" style:font-weight-complex="bold"/>
    </style:style>
    <style:style style:name="P7" style:family="paragraph" style:parent-style-name="Standard">
      <style:text-properties fo:font-size="11pt" fo:font-style="normal" style:text-underline-style="none" fo:font-weight="normal" officeooo:rsid="001df200" officeooo:paragraph-rsid="001df200" style:font-size-asian="9.60000038146973pt" style:font-style-asian="normal" style:font-weight-asian="normal" style:font-size-complex="11pt" style:font-style-complex="normal" style:font-weight-complex="normal"/>
    </style:style>
    <style:style style:name="P8" style:family="paragraph" style:parent-style-name="Standard">
      <style:text-properties fo:font-size="11pt" fo:font-style="normal" style:text-underline-style="none" fo:font-weight="normal" officeooo:rsid="001f2756" officeooo:paragraph-rsid="001f2756" style:font-size-asian="9.60000038146973pt" style:font-style-asian="normal" style:font-weight-asian="normal" style:font-size-complex="11pt" style:font-style-complex="normal" style:font-weight-complex="normal"/>
    </style:style>
    <style:style style:name="P9" style:family="paragraph" style:parent-style-name="Standard">
      <style:text-properties fo:font-size="11pt" fo:font-style="normal" style:text-underline-style="none" fo:font-weight="normal" officeooo:rsid="001ff248" officeooo:paragraph-rsid="001ff248" style:font-size-asian="9.60000038146973pt" style:font-style-asian="normal" style:font-weight-asian="normal" style:font-size-complex="11pt" style:font-style-complex="normal" style:font-weight-complex="normal"/>
    </style:style>
    <style:style style:name="P10" style:family="paragraph" style:parent-style-name="Standard">
      <style:text-properties fo:font-style="italic" fo:font-weight="bold" officeooo:rsid="002458da" officeooo:paragraph-rsid="002458da" style:font-style-asian="italic" style:font-weight-asian="bold" style:font-style-complex="italic" style:font-weight-complex="bold"/>
    </style:style>
    <style:style style:name="P11" style:family="paragraph" style:parent-style-name="Standard">
      <style:text-properties fo:font-style="normal" style:text-underline-style="solid" style:text-underline-width="auto" style:text-underline-color="font-color" fo:font-weight="bold" officeooo:rsid="00271dfb" officeooo:paragraph-rsid="00271dfb" style:font-style-asian="normal" style:font-weight-asian="bold" style:font-style-complex="normal" style:font-weight-complex="bold"/>
    </style:style>
    <style:style style:name="P12" style:family="paragraph">
      <loext:graphic-properties draw:fill-color="#ffff99"/>
    </style:style>
    <style:style style:name="P13" style:family="paragraph">
      <loext:graphic-properties draw:fill-color="#66ff66"/>
      <style:paragraph-properties fo:text-align="center"/>
    </style:style>
    <style:style style:name="P14" style:family="paragraph">
      <loext:graphic-properties draw:fill-color="#ff99ff"/>
    </style:style>
    <style:style style:name="T1" style:family="text">
      <style:text-properties fo:font-weight="bold" style:font-weight-asian="bold" style:font-weight-complex="bold"/>
    </style:style>
    <style:style style:name="T2" style:family="text">
      <style:text-properties fo:font-size="12pt" fo:font-weight="bold" style:font-size-asian="12pt" style:font-weight-asian="bold" style:font-size-complex="12pt" style:font-weight-complex="bold"/>
    </style:style>
    <style:style style:name="T3" style:family="text">
      <style:text-properties officeooo:rsid="001c8731"/>
    </style:style>
    <style:style style:name="T4" style:family="text">
      <style:text-properties officeooo:rsid="001df200"/>
    </style:style>
    <style:style style:name="T5" style:family="text">
      <style:text-properties officeooo:rsid="001f2756"/>
    </style:style>
    <style:style style:name="T6" style:family="text">
      <style:text-properties officeooo:rsid="00226ff8"/>
    </style:style>
    <style:style style:name="T7" style:family="text">
      <style:text-properties fo:font-style="italic" style:font-style-asian="italic" style:font-style-complex="italic"/>
    </style:style>
    <style:style style:name="gr1" style:family="graphic">
      <style:graphic-properties draw:textarea-horizontal-align="justify" draw:textarea-vertical-align="middle" draw:auto-grow-height="false" fo:min-height="0.3756in" fo:min-width="1.2744in" style:run-through="foreground" style:wrap="run-through" style:number-wrapped-paragraphs="no-limit" style:vertical-pos="from-top" style:vertical-rel="paragraph" style:horizontal-pos="from-left" style:horizontal-rel="paragraph"/>
    </style:style>
    <style:style style:name="gr2" style:family="graphic">
      <style:graphic-properties draw:fill-color="#ffff99" draw:textarea-horizontal-align="justify" draw:textarea-vertical-align="middle" draw:auto-grow-height="false" fo:min-height="1.2398in" fo:min-width="1.7811in" style:run-through="foreground" style:wrap="run-through" style:number-wrapped-paragraphs="no-limit" style:vertical-pos="from-top" style:vertical-rel="paragraph" style:horizontal-pos="from-left" style:horizontal-rel="paragraph"/>
    </style:style>
    <style:style style:name="gr3" style:family="graphic">
      <style:graphic-properties draw:fill-color="#66ff66" draw:textarea-horizontal-align="justify" draw:textarea-vertical-align="middle" draw:auto-grow-height="false" fo:min-height="1.75in" fo:min-width="4.5189in"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justify" draw:textarea-vertical-align="middle" draw:auto-grow-height="false" fo:min-height="0.3756in" fo:min-width="0.9063in" style:run-through="foreground" style:wrap="run-through" style:number-wrapped-paragraphs="no-limit" style:vertical-pos="from-top" style:vertical-rel="paragraph" style:horizontal-pos="from-left" style:horizontal-rel="paragraph"/>
    </style:style>
    <style:style style:name="gr5" style:family="graphic">
      <style:graphic-properties draw:fill-color="#ff99ff" draw:textarea-horizontal-align="justify" draw:textarea-vertical-align="middle" draw:auto-grow-height="false" fo:min-height="0.2917in" fo:min-width="0.2244in" style:run-through="foreground" style:wrap="run-through" style:number-wrapped-paragraphs="no-limit" style:vertical-pos="from-top" style:vertical-rel="paragraph" style:horizontal-pos="from-left" style:horizontal-rel="paragraph"/>
    </style:style>
    <style:style style:name="gr6" style:family="graphic">
      <style:graphic-properties draw:fill-color="#ff99ff" draw:textarea-horizontal-align="justify" draw:textarea-vertical-align="middle" draw:auto-grow-height="false" fo:min-height="0.3835in" fo:min-width="0.2193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21"/><text:span text:style-name="T2">ENHANCED COVERAGE REPORTING</text:span></text:p>
      <text:p text:style-name="P1"><text:span text:style-name="T2"/></text:p>
      <text:p text:style-name="P1"><text:span text:style-name="T2"/></text:p>
      <text:p text:style-name="P2">L’objectif de ce projet est de dévélopper une téchnique permettant de d’instrumenter un programe et un suite de test dans le but de collecter des information dynamique en raport avec la couverture de code</text:p>
      <text:p text:style-name="P2"/>
      <text:p text:style-name="P3">Pour un notre prototype on s’est proposé de partir d’un cas type simple, « Pour chaque méthode dan<text:span text:style-name="T3">s </text:span>pro<text:span text:style-name="T3">grame</text:span> donné, combien de fois cette fonction est-elle appélée lorsque on lance une suite <text:span text:style-name="T3">de test sur ce programe »</text:span></text:p>
      <text:p text:style-name="P3"/>
      <text:p text:style-name="P4">Pour ca on a besoin d’instrumenter le code du programe pour placer des sondes <text:span text:style-name="T4">dans chaque méthode du programe. Ces sondes </text:span>permettront de <text:span text:style-name="T4">dé</text:span>tecter à l’éx<text:span text:style-name="T4">e</text:span>cution <text:span text:style-name="T4">si une méthode est éxecutée et incrementer un compteur à chaque fois que cette dernière est appélée.</text:span></text:p>
      <text:p text:style-name="P4"/>
      <text:p text:style-name="P5">La Sonde</text:p>
      <text:p text:style-name="P7">Pour notre cas une sonde est une procedure ajoutée à chaque classe du programe, un <text:span text:style-name="T5">bout </text:span>de code est ajoutée à chaque début de méthode est ajoutée <text:span text:style-name="T5">pour faire appel à cette procedure.</text:span></text:p>
      <text:p text:style-name="P8"/>
      <text:p text:style-name="P8">Cette procedure stocke dans une structure de donnée (HashMap pour notre càs) les valeurs des compteurs d’appel de chaque méthode se trouvant dans <text:s text:c="2"/>chaque classe du programe.</text:p>
      <text:p text:style-name="P8"/>
      <text:p text:style-name="P6">L’instrumentation</text:p>
      <text:p text:style-name="P9">Pour pouvoir ajouter nos sondes(bouts des codes) on a utilisé l’instrumention de code, un outil particulier <text:span text:style-name="T1">Spoon </text:span>nous a permis d’instrumenter le code est de rajouter les bouts de code necessaire<text:span text:style-name="T6">s</text:span>.</text:p>
      <text:p text:style-name="P9">Pour notre prototype les notions de processeurs et de templates ont été utilisé le schèma suivant permet d’illustrer </text:p>
      <text:p text:style-name="P9"><draw:custom-shape text:anchor-type="paragraph" draw:z-index="1" draw:name="Shape2" draw:style-name="gr2" draw:text-style-name="P12" svg:width="1.7815in" svg:height="1.2398in" svg:x="2.7425in" svg:y="0.111in"><text:p><text:s/>Class{</text:p><text:p>...</text:p><text:p>Method{</text:p><text:p>...</text:p><text:p>}</text:p><draw:enhanced-geometry svg:viewBox="0 0 21600 21600" draw:type="rectangle" draw:enhanced-path="M 0 0 L 21600 0 21600 21600 0 21600 0 0 Z N"/></draw:custom-shape></text:p>
      <text:p text:style-name="P9"/>
      <text:p text:style-name="P8"/>
      <text:p text:style-name="P7"/>
      <text:p text:style-name="P4"/>
      <text:p text:style-name="P2"/>
      <text:p text:style-name="Standard"><draw:custom-shape text:anchor-type="paragraph" draw:z-index="0" draw:name="Shape1" draw:style-name="gr1" svg:width="1.8024in" svg:height="0.5315in" svg:x="2.0547in" svg:y="1.1047in"><text:p>Spoon Processor</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Shape3" draw:style-name="gr3" draw:text-style-name="P13" svg:width="4.5189in" svg:height="1.7504in" svg:x="1.5339in" svg:y="2.3134in"><text:p>Class{</text:p><text:p>…</text:p><text:p>Structure stockage(HashMap) <text:span text:style-name="T7">ss</text:span></text:p><text:p/><text:p>Method{</text:p><text:p>..Sonde(incrementer la valeur dans ss <text:s/>à chaque appel)</text:p><text:p>...</text:p><text:p>}</text:p><draw:enhanced-geometry svg:viewBox="0 0 21600 21600" draw:type="rectangle" draw:enhanced-path="M 0 0 L 21600 0 21600 21600 0 21600 0 0 Z N"/></draw:custom-shape><draw:custom-shape text:anchor-type="paragraph" draw:z-index="3" draw:name="Shape4" draw:style-name="gr4" svg:width="1.2815in" svg:height="0.5315in" svg:x="4.1693in" svg:y="1.0736in"><text:p>SpoonTemplates</text:p><text:p>(La sond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name="Shape5" draw:style-name="gr5" draw:text-style-name="P14" svg:width="0.448in" svg:height="0.3335in" svg:x="3.5134in" svg:y="1.833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5" draw:name="Shape6" draw:style-name="gr6" draw:text-style-name="P14" svg:width="0.4378in" svg:height="0.4378in" svg:x="3.6484in" svg:y="0.4484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10">Problèmes</text:p>
      <text:p text:style-name="P10"/>
      <text:p text:style-name="P10">insertion d’une méthode du template dans le programe.</text:p>
      <text:p text:style-name="P10"/>
      <text:p text:style-name="P10"/>
      <text:p text:style-name="P11">Architecture</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EB Garamond 12" svg:font-family="'EB Garamond 12'"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Mono" fo:font-family="'Liberation Mono'" style:font-family-generic="modern" style:font-pitch="fixed" fo:font-size="11pt" fo:font-weight="normal" officeooo:rsid="0019ff79" style:font-size-asian="9.60000038146973pt" style:font-weight-asian="normal" style:font-size-complex="11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9:53:55.424178708</meta:creation-date>
    <dc:date>2017-01-10T11:24:32.509039173</dc:date>
    <meta:editing-duration>PT9H42M56S</meta:editing-duration>
    <meta:editing-cycles>2</meta:editing-cycles>
    <meta:generator>LibreOffice/5.1.4.2$Linux_X86_64 LibreOffice_project/10m0$Build-2</meta:generator>
    <meta:document-statistic meta:table-count="0" meta:image-count="0" meta:object-count="0" meta:page-count="2" meta:paragraph-count="13" meta:word-count="240" meta:character-count="1496" meta:non-whitespace-character-count="1245"/>
  </office:meta>
</office:document-meta>
</file>